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fo:color="#0064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8" style:family="paragraph" style:parent-style-name="Standard">
      <style:paragraph-properties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9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5211866065923308906" text:style-name="L1">
        <text:list-item>
          <text:p text:style-name="P12"><text:a xlink:type="simple" xlink:href="http://www.reading-buses.co.uk/">http://www.reading-buses.co.uk/</text:a> </text:p>
        </text:list-item>
      </text:list>
      <text:p text:style-name="Standard"/>
      <text:list xml:id="list43318058" text:continue-numbering="true" text:style-name="L1">
        <text:list-item>
          <text:p text:style-name="P12"><text:a xlink:type="simple" xlink:href="https://tfl.gov.uk/maps/bus">https://tfl.gov.uk/maps/bus</text:a> </text:p>
        </text:list-item>
      </text:list>
      <text:p text:style-name="Standard"/>
      <text:list xml:id="list43295549" text:continue-numbering="true" text:style-name="L1">
        <text:list-item>
          <text:p text:style-name="P12"><text:a xlink:type="simple" xlink:href="http://www.metrolink.co.uk/Pages/default.aspx">http://www.metrolink.co.uk/Pages/default.aspx</text:a> </text:p>
        </text:list-item>
      </text:list>
      <text:p text:style-name="Standard"/>
      <text:list xml:id="list43323774" text:continue-numbering="true" text:style-name="L1">
        <text:list-item>
          <text:p text:style-name="P13"><text:a xlink:type="simple" xlink:href="http://www.ratb.ro/">http://www.ratb.ro/</text:a> </text:p>
        </text:list-item>
      </text:list>
      <text:p text:style-name="Standard"/>
      <text:list xml:id="list43323400" text:continue-numbering="true" text:style-name="L1">
        <text:list-item>
          <text:p text:style-name="P13"><text:a xlink:type="simple" xlink:href="http://nxbus.co.uk/the-metro/">http://nxbus.co.uk/the-metro/</text:a> </text:p>
        </text:list-item>
      </text:list>
      <text:p text:style-name="Standard"/>
      <text:list xml:id="list43319933" text:continue-numbering="true" text:style-name="L1">
        <text:list-item>
          <text:p text:style-name="P12"><text:a xlink:type="simple" xlink:href="http://www.networkwestmidlands.com/ways-to-travel/tram/">http://www.networkwestmidlands.com/ways-to-travel/tram/</text:a> (responsive part)</text:p>
        </text:list-item>
      </text:list>
      <text:p text:style-name="Standard"/>
      <text:p text:style-name="P4"/>
      <text:list xml:id="list43303702" text:continue-numbering="true" text:style-name="L1">
        <text:list-item>
          <text:p text:style-name="P12"><text:a xlink:type="simple" xlink:href="http://bus-lines.azurewebsites.net/#/buses">http://bus-lines.azurewebsites.net/#/buses</text:a> </text:p>
        </text:list-item>
      </text:list>
      <text:p text:style-name="Standard"/>
      <text:p text:style-name="Standard"/>
      <text:list xml:id="list43307735" text:continue-numbering="true" text:style-name="L1">
        <text:list-item>
          <text:p text:style-name="P12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43295405" text:continue-numbering="true" text:style-name="L1">
        <text:list-item>
          <text:p text:style-name="P12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4"/>
      <text:list xml:id="list3495403680348089129" text:style-name="L2">
        <text:list-item>
          <text:p text:style-name="P14">Use Transport for London website</text:p>
        </text:list-item>
      </text:list>
      <text:p text:style-name="Standard"/>
      <text:list xml:id="list43293406" text:continue-list="list43295405" text:style-name="L1">
        <text:list-item>
          <text:p text:style-name="P12">Two pages: Home and <text:s/>Route details</text:p>
        </text:list-item>
      </text:list>
      <text:p text:style-name="Standard"/>
      <text:list xml:id="list43322471" text:continue-numbering="true" text:style-name="L1">
        <text:list-item>
          <text:p text:style-name="P12">Route details will have: Stations list, the route of a bus, details of a station, timetable etc.</text:p>
        </text:list-item>
      </text:list>
      <text:p text:style-name="Standard"/>
      <text:list xml:id="list43300337" text:continue-numbering="true" text:style-name="L1">
        <text:list-item>
          <text:p text:style-name="P16">Maybe add some cookies</text:p>
        </text:list-item>
      </text:list>
      <text:p text:style-name="Standard"/>
      <text:list xml:id="list43309455" text:continue-numbering="true" text:style-name="L1">
        <text:list-item>
          <text:p text:style-name="P12">Make the Responsive part as you work on it, do not leave it for the end</text:p>
        </text:list-item>
      </text:list>
      <text:p text:style-name="P1"/>
      <text:list xml:id="list43318773" text:continue-numbering="true" text:style-name="L1">
        <text:list-item>
          <text:p text:style-name="P17">Make a detailed ticket purchase form</text:p>
        </text:list-item>
      </text:list>
      <text:p text:style-name="P6"/>
      <text:list xml:id="list43307832" text:continue-numbering="true" text:style-name="L1">
        <text:list-item>
          <text:p text:style-name="P18">Use &lt;label&gt;, never placeholder to replace a label</text:p>
        </text:list-item>
      </text:list>
      <text:p text:style-name="P1"/>
      <text:list xml:id="list43318148" text:continue-numbering="true" text:style-name="L1">
        <text:list-item>
          <text:p text:style-name="P12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pan text:style-name="T1"><text:tab/></text:span>ROUTES page</text:p>
      <text:p text:style-name="P15"/>
      <text:list xml:id="list8679787624354065150" text:style-name="L3">
        <text:list-item>
          <text:p text:style-name="P20">a list with all bus numbers (you have it on the front page)</text:p>
        </text:list-item>
      </text:list>
      <text:p text:style-name="P5"/>
      <text:list xml:id="list43318304" text:continue-numbering="true" text:style-name="L3">
        <text:list-item>
          <text:p text:style-name="P20">when you click on the bus number, it will show you the stations it has</text:p>
        </text:list-item>
      </text:list>
      <text:p text:style-name="P5"/>
      <text:list xml:id="list43317447" text:continue-numbering="true" text:style-name="L3">
        <text:list-item>
          <text:p text:style-name="P20">when you click a station it will show you information about the station (timetable, what other buses pass through that station)</text:p>
        </text:list-item>
      </text:list>
      <text:p text:style-name="P5"/>
      <text:list xml:id="list43320991" text:continue-numbering="true" text:style-name="L3">
        <text:list-item>
          <text:p text:style-name="P20"><text:soft-page-break/>make also a timetable file with the hours of each bus</text:p>
        </text:list-item>
      </text:list>
      <text:p text:style-name="P15"/>
      <text:p text:style-name="P2"/>
      <text:p text:style-name="P3"><text:span text:style-name="T1"><text:tab/></text:span>TO TRANSLATE</text:p>
      <text:p text:style-name="P2"/>
      <text:p text:style-name="P2"/>
      <text:list xml:id="list5063974731538660386" text:style-name="L4">
        <text:list-item>
          <text:p text:style-name="P19">Button menu: Home, Fares and Tickets, Offers, Jobs, About Us, Contact</text:p>
        </text:list-item>
        <text:list-item>
          <text:p text:style-name="P19">Seacrh Bar with a button that says: SEARCH</text:p>
        </text:list-item>
        <text:list-item>
          <text:p text:style-name="P19">Back button with BACK</text:p>
        </text:list-item>
        <text:list-item>
          <text:p text:style-name="P19">Textul BUSES above the buses list table</text:p>
        </text:list-item>
        <text:list-item>
          <text:p text:style-name="P19"/>
        </text:list-item>
      </text:list>
      <text:p text:style-name="P15"/>
      <text:p text:style-name="P15"/>
      <text:p text:style-name="P10"/>
      <text:p text:style-name="P7">/*</text:p>
      <text:p text:style-name="P7"/>
      <text:p text:style-name="P8">.busNo1 {</text:p>
      <text:p text:style-name="P8"><text:s text:c="4"/>background: #000;</text:p>
      <text:p text:style-name="P8">}</text:p>
      <text:p text:style-name="P8">.busNo2 {</text:p>
      <text:p text:style-name="P8"><text:s text:c="4"/>background: #B1FB3E;</text:p>
      <text:p text:style-name="P8">}</text:p>
      <text:p text:style-name="P8">.busNo3,</text:p>
      <text:p text:style-name="P8">.busNo4 {</text:p>
      <text:p text:style-name="P8"><text:s text:c="4"/>background: #CDC0A8;</text:p>
      <text:p text:style-name="P8">}</text:p>
      <text:p text:style-name="P8">.busNo5 {</text:p>
      <text:p text:style-name="P8"><text:s text:c="4"/>background: #85B67A;</text:p>
      <text:p text:style-name="P8">}</text:p>
      <text:p text:style-name="P8">.busNo6 {</text:p>
      <text:p text:style-name="P8"><text:s text:c="4"/>background: #519741;</text:p>
      <text:p text:style-name="P8">}</text:p>
      <text:p text:style-name="P9">.busNo9 {</text:p>
      <text:p text:style-name="P8"><text:s text:c="4"/>background: #D5333C;</text:p>
      <text:p text:style-name="P8">}</text:p>
      <text:p text:style-name="P8">.busNo11 {</text:p>
      <text:p text:style-name="P8"><text:s text:c="4"/>background: #AC8432;</text:p>
      <text:p text:style-name="P8">}</text:p>
      <text:p text:style-name="P8">.busNo13,</text:p>
      <text:p text:style-name="P8">.busNo14 {</text:p>
      <text:p text:style-name="P8"><text:s text:c="4"/>background: #F3AD3C;</text:p>
      <text:p text:style-name="P8">}</text:p>
      <text:p text:style-name="P8">.busNo15,</text:p>
      <text:p text:style-name="P8">.busNo16 {</text:p>
      <text:p text:style-name="P8"><text:s text:c="4"/>background: #66B2B2;</text:p>
      <text:p text:style-name="P8">}</text:p>
      <text:p text:style-name="P11"/>
      <text:p text:style-name="P8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5M48S</meta:editing-duration>
    <meta:editing-cycles>100</meta:editing-cycles>
    <meta:generator>OpenOffice/4.0.1$Win32 OpenOffice.org_project/401m5$Build-9714</meta:generator>
    <dc:date>2016-09-15T23:13:11.89</dc:date>
    <dc:creator>Vlad Mocanu</dc:creator>
    <meta:document-statistic meta:table-count="0" meta:image-count="0" meta:object-count="0" meta:page-count="2" meta:paragraph-count="59" meta:word-count="270" meta:character-count="1726"/>
    <meta:user-defined meta:name="Info 1"/>
    <meta:user-defined meta:name="Info 2"/>
    <meta:user-defined meta:name="Info 3"/>
    <meta:user-defined meta:name="Info 4"/>
  </office:meta>
</office:document-meta>
</file>